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60.06mm" svg:height="90.13mm" svg:x="97.47mm" svg:y="102.92mm">
            <draw:object draw:notify-on-update-of-ranges="Arkusz1.A1:Arkusz1.A64 Arkusz1.C1:Arkusz1.C64 Arkusz1.D1:Arkusz1.D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SQRT([.A1])-1)*9" office:value-type="float" office:value="0" calcext:value-type="float">
            <text:p>0</text:p>
          </table:table-cell>
          <table:table-cell table:formula="of:=INT([.B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formula="of:=(SQRT([.A2])-1)*9" office:value-type="float" office:value="3.72792206135786" calcext:value-type="float">
            <text:p>3,7279220614</text:p>
          </table:table-cell>
          <table:table-cell table:formula="of:=INT([.B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formula="of:=(SQRT([.A3])-1)*9" office:value-type="float" office:value="6.58845726811989" calcext:value-type="float">
            <text:p>6,5884572681</text:p>
          </table:table-cell>
          <table:table-cell table:formula="of:=INT([.B3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formula="of:=(SQRT([.A4])-1)*9" office:value-type="float" office:value="9" calcext:value-type="float">
            <text:p>9</text:p>
          </table:table-cell>
          <table:table-cell table:formula="of:=INT([.B4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formula="of:=(SQRT([.A5])-1)*9" office:value-type="float" office:value="11.1246117974981" calcext:value-type="float">
            <text:p>11,1246117975</text:p>
          </table:table-cell>
          <table:table-cell table:formula="of:=INT([.B5]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formula="of:=(SQRT([.A6])-1)*9" office:value-type="float" office:value="13.0454076850486" calcext:value-type="float">
            <text:p>13,045407685</text:p>
          </table:table-cell>
          <table:table-cell table:formula="of:=INT([.B6]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formula="of:=(SQRT([.A7])-1)*9" office:value-type="float" office:value="14.8117617995813" calcext:value-type="float">
            <text:p>14,8117617996</text:p>
          </table:table-cell>
          <table:table-cell table:formula="of:=INT([.B7])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formula="of:=(SQRT([.A8])-1)*9" office:value-type="float" office:value="16.4558441227157" calcext:value-type="float">
            <text:p>16,4558441227</text:p>
          </table:table-cell>
          <table:table-cell table:formula="of:=INT([.B8])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formula="of:=(SQRT([.A9])-1)*9" office:value-type="float" office:value="18" calcext:value-type="float">
            <text:p>18</text:p>
          </table:table-cell>
          <table:table-cell table:formula="of:=INT([.B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formula="of:=(SQRT([.A10])-1)*9" office:value-type="float" office:value="19.4604989415154" calcext:value-type="float">
            <text:p>19,4604989415</text:p>
          </table:table-cell>
          <table:table-cell table:formula="of:=INT([.B10])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formula="of:=(SQRT([.A11])-1)*9" office:value-type="float" office:value="20.8496231131986" calcext:value-type="float">
            <text:p>20,8496231132</text:p>
          </table:table-cell>
          <table:table-cell table:formula="of:=INT([.B11])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formula="of:=(SQRT([.A12])-1)*9" office:value-type="float" office:value="22.1769145362398" calcext:value-type="float">
            <text:p>22,1769145362</text:p>
          </table:table-cell>
          <table:table-cell table:formula="of:=INT([.B12])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formula="of:=(SQRT([.A13])-1)*9" office:value-type="float" office:value="23.4499614791759" calcext:value-type="float">
            <text:p>23,4499614792</text:p>
          </table:table-cell>
          <table:table-cell table:formula="of:=INT([.B13])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formula="of:=(SQRT([.A14])-1)*9" office:value-type="float" office:value="24.6749164809655" calcext:value-type="float">
            <text:p>24,674916481</text:p>
          </table:table-cell>
          <table:table-cell table:formula="of:=INT([.B14])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formula="of:=(SQRT([.A15])-1)*9" office:value-type="float" office:value="25.8568501158668" calcext:value-type="float">
            <text:p>25,8568501159</text:p>
          </table:table-cell>
          <table:table-cell table:formula="of:=INT([.B15])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formula="of:=(SQRT([.A16])-1)*9" office:value-type="float" office:value="27" calcext:value-type="float">
            <text:p>27</text:p>
          </table:table-cell>
          <table:table-cell table:formula="of:=INT([.B16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(SQRT([.A17])-1)*9" office:value-type="float" office:value="28.1079506305589" calcext:value-type="float">
            <text:p>28,1079506306</text:p>
          </table:table-cell>
          <table:table-cell table:formula="of:=INT([.B17])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formula="of:=(SQRT([.A18])-1)*9" office:value-type="float" office:value="29.1837661840736" calcext:value-type="float">
            <text:p>29,1837661841</text:p>
          </table:table-cell>
          <table:table-cell table:formula="of:=INT([.B18])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formula="of:=(SQRT([.A19])-1)*9" office:value-type="float" office:value="30.2300904918661" calcext:value-type="float">
            <text:p>30,2300904919</text:p>
          </table:table-cell>
          <table:table-cell table:formula="of:=INT([.B19])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formula="of:=(SQRT([.A20])-1)*9" office:value-type="float" office:value="31.2492235949962" calcext:value-type="float">
            <text:p>31,249223595</text:p>
          </table:table-cell>
          <table:table-cell table:formula="of:=INT([.B20])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formula="of:=(SQRT([.A21])-1)*9" office:value-type="float" office:value="32.2431812546026" calcext:value-type="float">
            <text:p>32,2431812546</text:p>
          </table:table-cell>
          <table:table-cell table:formula="of:=INT([.B21])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formula="of:=(SQRT([.A22])-1)*9" office:value-type="float" office:value="33.2137418384109" calcext:value-type="float">
            <text:p>33,2137418384</text:p>
          </table:table-cell>
          <table:table-cell table:formula="of:=INT([.B22])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formula="of:=(SQRT([.A23])-1)*9" office:value-type="float" office:value="34.1624837098145" calcext:value-type="float">
            <text:p>34,1624837098</text:p>
          </table:table-cell>
          <table:table-cell table:formula="of:=INT([.B23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formula="of:=(SQRT([.A24])-1)*9" office:value-type="float" office:value="35.0908153700972" calcext:value-type="float">
            <text:p>35,0908153701</text:p>
          </table:table-cell>
          <table:table-cell table:formula="of:=INT([.B24])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formula="of:=(SQRT([.A25])-1)*9" office:value-type="float" office:value="36" calcext:value-type="float">
            <text:p>36</text:p>
          </table:table-cell>
          <table:table-cell table:formula="of:=INT([.B25])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formula="of:=(SQRT([.A26])-1)*9" office:value-type="float" office:value="36.8911756223351" calcext:value-type="float">
            <text:p>36,8911756223</text:p>
          </table:table-cell>
          <table:table-cell table:formula="of:=INT([.B26])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formula="of:=(SQRT([.A27])-1)*9" office:value-type="float" office:value="37.7653718043597" calcext:value-type="float">
            <text:p>37,7653718044</text:p>
          </table:table-cell>
          <table:table-cell table:formula="of:=INT([.B27])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formula="of:=(SQRT([.A28])-1)*9" office:value-type="float" office:value="38.6235235991626" calcext:value-type="float">
            <text:p>38,6235235992</text:p>
          </table:table-cell>
          <table:table-cell table:formula="of:=INT([.B28])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formula="of:=(SQRT([.A29])-1)*9" office:value-type="float" office:value="39.4664832642105" calcext:value-type="float">
            <text:p>39,4664832642</text:p>
          </table:table-cell>
          <table:table-cell table:formula="of:=INT([.B29])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formula="of:=(SQRT([.A30])-1)*9" office:value-type="float" office:value="40.295030175465" calcext:value-type="float">
            <text:p>40,2950301755</text:p>
          </table:table-cell>
          <table:table-cell table:formula="of:=INT([.B30])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formula="of:=(SQRT([.A31])-1)*9" office:value-type="float" office:value="41.1098792654702" calcext:value-type="float">
            <text:p>41,1098792655</text:p>
          </table:table-cell>
          <table:table-cell table:formula="of:=INT([.B31])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formula="of:=(SQRT([.A32])-1)*9" office:value-type="float" office:value="41.9116882454314" calcext:value-type="float">
            <text:p>41,9116882454</text:p>
          </table:table-cell>
          <table:table-cell table:formula="of:=INT([.B32])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formula="of:=(SQRT([.A33])-1)*9" office:value-type="float" office:value="42.7010638188423" calcext:value-type="float">
            <text:p>42,7010638188</text:p>
          </table:table-cell>
          <table:table-cell table:formula="of:=INT([.B33])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formula="of:=(SQRT([.A34])-1)*9" office:value-type="float" office:value="43.4785670536077" calcext:value-type="float">
            <text:p>43,4785670536</text:p>
          </table:table-cell>
          <table:table-cell table:formula="of:=INT([.B34])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formula="of:=(SQRT([.A35])-1)*9" office:value-type="float" office:value="44.2447180478966" calcext:value-type="float">
            <text:p>44,2447180479</text:p>
          </table:table-cell>
          <table:table-cell table:formula="of:=INT([.B35])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formula="of:=(SQRT([.A36])-1)*9" office:value-type="float" office:value="45" calcext:value-type="float">
            <text:p>45</text:p>
          </table:table-cell>
          <table:table-cell table:formula="of:=INT([.B36]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formula="of:=(SQRT([.A37])-1)*9" office:value-type="float" office:value="45.744862772684" calcext:value-type="float">
            <text:p>45,7448627727</text:p>
          </table:table-cell>
          <table:table-cell table:formula="of:=INT([.B37]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formula="of:=(SQRT([.A38])-1)*9" office:value-type="float" office:value="46.4797260267208" calcext:value-type="float">
            <text:p>46,4797260267</text:p>
          </table:table-cell>
          <table:table-cell table:formula="of:=INT([.B38])"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formula="of:=(SQRT([.A39])-1)*9" office:value-type="float" office:value="47.2049819855856" calcext:value-type="float">
            <text:p>47,2049819856</text:p>
          </table:table-cell>
          <table:table-cell table:formula="of:=INT([.B39])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formula="of:=(SQRT([.A40])-1)*9" office:value-type="float" office:value="47.9209978830308" calcext:value-type="float">
            <text:p>47,920997883</text:p>
          </table:table-cell>
          <table:table-cell table:formula="of:=INT([.B40])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formula="of:=(SQRT([.A41])-1)*9" office:value-type="float" office:value="48.6281181368956" calcext:value-type="float">
            <text:p>48,6281181369</text:p>
          </table:table-cell>
          <table:table-cell table:formula="of:=INT([.B41])"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formula="of:=(SQRT([.A42])-1)*9" office:value-type="float" office:value="49.3266662856707" calcext:value-type="float">
            <text:p>49,3266662857</text:p>
          </table:table-cell>
          <table:table-cell table:formula="of:=INT([.B42])"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formula="of:=(SQRT([.A43])-1)*9" office:value-type="float" office:value="50.016946718718" calcext:value-type="float">
            <text:p>50,0169467187</text:p>
          </table:table-cell>
          <table:table-cell table:formula="of:=INT([.B43])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formula="of:=(SQRT([.A44])-1)*9" office:value-type="float" office:value="50.6992462263972" calcext:value-type="float">
            <text:p>50,6992462264</text:p>
          </table:table-cell>
          <table:table-cell table:formula="of:=INT([.B44])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formula="of:=(SQRT([.A45])-1)*9" office:value-type="float" office:value="51.3738353924943" calcext:value-type="float">
            <text:p>51,3738353925</text:p>
          </table:table-cell>
          <table:table-cell table:formula="of:=INT([.B45])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formula="of:=(SQRT([.A46])-1)*9" office:value-type="float" office:value="52.0409698481274" calcext:value-type="float">
            <text:p>52,0409698481</text:p>
          </table:table-cell>
          <table:table-cell table:formula="of:=INT([.B46])"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formula="of:=(SQRT([.A47])-1)*9" office:value-type="float" office:value="52.7008914036094" calcext:value-type="float">
            <text:p>52,7008914036</text:p>
          </table:table-cell>
          <table:table-cell table:formula="of:=INT([.B47])"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formula="of:=(SQRT([.A48])-1)*9" office:value-type="float" office:value="53.3538290724796" calcext:value-type="float">
            <text:p>53,3538290725</text:p>
          </table:table-cell>
          <table:table-cell table:formula="of:=INT([.B48])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formula="of:=(SQRT([.A49])-1)*9" office:value-type="float" office:value="54" calcext:value-type="float">
            <text:p>54</text:p>
          </table:table-cell>
          <table:table-cell table:formula="of:=INT([.B49])"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formula="of:=(SQRT([.A50])-1)*9" office:value-type="float" office:value="54.6396103067893" calcext:value-type="float">
            <text:p>54,6396103068</text:p>
          </table:table-cell>
          <table:table-cell table:formula="of:=INT([.B50])"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formula="of:=(SQRT([.A51])-1)*9" office:value-type="float" office:value="55.2728558568857" calcext:value-type="float">
            <text:p>55,2728558569</text:p>
          </table:table-cell>
          <table:table-cell table:formula="of:=INT([.B51])"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formula="of:=(SQRT([.A52])-1)*9" office:value-type="float" office:value="55.8999229583518" calcext:value-type="float">
            <text:p>55,8999229584</text:p>
          </table:table-cell>
          <table:table-cell table:formula="of:=INT([.B52])"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formula="of:=(SQRT([.A53])-1)*9" office:value-type="float" office:value="56.5209890035247" calcext:value-type="float">
            <text:p>56,5209890035</text:p>
          </table:table-cell>
          <table:table-cell table:formula="of:=INT([.B53])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formula="of:=(SQRT([.A54])-1)*9" office:value-type="float" office:value="57.1362230551458" calcext:value-type="float">
            <text:p>57,1362230551</text:p>
          </table:table-cell>
          <table:table-cell table:formula="of:=INT([.B54])"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formula="of:=(SQRT([.A55])-1)*9" office:value-type="float" office:value="57.745786383861" calcext:value-type="float">
            <text:p>57,7457863839</text:p>
          </table:table-cell>
          <table:table-cell table:formula="of:=INT([.B55])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formula="of:=(SQRT([.A56])-1)*9" office:value-type="float" office:value="58.3498329619309" calcext:value-type="float">
            <text:p>58,3498329619</text:p>
          </table:table-cell>
          <table:table-cell table:formula="of:=INT([.B56])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formula="of:=(SQRT([.A57])-1)*9" office:value-type="float" office:value="58.9485099174368" calcext:value-type="float">
            <text:p>58,9485099174</text:p>
          </table:table-cell>
          <table:table-cell table:formula="of:=INT([.B57])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formula="of:=(SQRT([.A58])-1)*9" office:value-type="float" office:value="59.5419579527752" calcext:value-type="float">
            <text:p>59,5419579528</text:p>
          </table:table-cell>
          <table:table-cell table:formula="of:=INT([.B58])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formula="of:=(SQRT([.A59])-1)*9" office:value-type="float" office:value="60.1303117308175" calcext:value-type="float">
            <text:p>60,1303117308</text:p>
          </table:table-cell>
          <table:table-cell table:formula="of:=INT([.B59])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formula="of:=(SQRT([.A60])-1)*9" office:value-type="float" office:value="60.7137002317335" calcext:value-type="float">
            <text:p>60,7137002317</text:p>
          </table:table-cell>
          <table:table-cell table:formula="of:=INT([.B60]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formula="of:=(SQRT([.A61])-1)*9" office:value-type="float" office:value="61.2922470831599" calcext:value-type="float">
            <text:p>61,2922470832</text:p>
          </table:table-cell>
          <table:table-cell table:formula="of:=INT([.B61]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formula="of:=(SQRT([.A62])-1)*9" office:value-type="float" office:value="61.8660708661063" calcext:value-type="float">
            <text:p>61,8660708661</text:p>
          </table:table-cell>
          <table:table-cell table:formula="of:=INT([.B62])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formula="of:=(SQRT([.A63])-1)*9" office:value-type="float" office:value="62.435285398744" calcext:value-type="float">
            <text:p>62,4352853987</text:p>
          </table:table-cell>
          <table:table-cell table:formula="of:=INT([.B63]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formula="of:=(SQRT([.A64])-1)*9" office:value-type="float" office:value="63" calcext:value-type="float">
            <text:p>63</text:p>
          </table:table-cell>
          <table:table-cell table:formula="of:=INT([.B64]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7:18:28.800880185</meta:creation-date>
    <dc:date>2015-12-04T22:31:41.191674826</dc:date>
    <meta:editing-duration>PT11M20S</meta:editing-duration>
    <meta:editing-cycles>2</meta:editing-cycles>
    <meta:generator>LibreOffice/4.4.4.3$Linux_X86_64 LibreOffice_project/40m0$Build-3</meta:generator>
    <meta:document-statistic meta:table-count="1" meta:cell-count="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14cm" xlink:href=".." xlink:type="simple" chart:class="chart:line" chart:style-name="ch1">
        <chart:legend chart:legend-position="end" svg:x="12.939cm" svg:y="3.967cm" style:legend-expansion="high" chart:style-name="ch2"/>
        <chart:plot-area chart:style-name="ch3" table:cell-range-address="Arkusz1.A1:Arkusz1.A64 Arkusz1.C1:Arkusz1.D64" chart:data-source-has-labels="column" svg:x="0.32cm" svg:y="0.18cm" svg:width="12.299cm" svg:height="8.654cm">
          <chartooo:coordinate-region svg:x="0.979cm" svg:y="0.375cm" svg:width="11.501cm" svg:height="7.646cm"/>
          <chart:axis chart:dimension="x" chart:name="primary-x" chart:style-name="ch4" chartooo:axis-type="auto">
            <chartooo:date-scale/>
            <chart:categories table:cell-range-address="Arkusz1.A1:Arkusz1.A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C1:Arkusz1.C64" chart:class="chart:line">
            <chart:data-point chart:repeated="64"/>
          </chart:series>
          <chart:series chart:style-name="ch7" chart:values-cell-range-address="Arkusz1.D1:Arkusz1.D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1:Arkusz1.A64</svg:desc>
                </draw:g>
              </table:table-cell>
              <table:table-cell office:value-type="float" office:value="0">
                <text:p>0</text:p>
                <draw:g>
                  <svg:desc>Arkusz1.C1:Arkusz1.C64</svg:desc>
                </draw:g>
              </table:table-cell>
              <table:table-cell office:value-type="float" office:value="0">
                <text:p>0</text:p>
                <draw:g>
                  <svg:desc>Arkusz1.D1:Arkusz1.D6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